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2D07F001B9AF3BF5A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6.9252in" draw:z-index="0"><draw:image xlink:href="Pictures/10000000000002D0000002D07F001B9AF3BF5A0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8T08:45:09.995818683</meta:creation-date>
    <dc:date>2021-01-28T08:45:28.728158353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